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C7000000C650AFA208F6B3C090.png" manifest:media-type="image/png"/>
  <manifest:file-entry manifest:full-path="Pictures/10009BD70000149E00001476E1A5D1EBD93C6198.svg" manifest:media-type="image/svg+xml"/>
  <manifest:file-entry manifest:full-path="Pictures/10000201000000C7000000C67969F7F268D7A1D3.png" manifest:media-type="image/png"/>
  <manifest:file-entry manifest:full-path="Pictures/10000201000000A300000165BB92811497BA027F.png" manifest:media-type="image/png"/>
  <manifest:file-entry manifest:full-path="Pictures/10009ACC0000149E000014763806B08D0742AC14.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adc5e7" draw:textarea-horizontal-align="justify" draw:textarea-vertical-align="middle" draw:auto-grow-height="false" fo:min-height="1.628cm" fo:min-width="2.676cm"/>
    </style:style>
    <style:style style:name="gr2" style:family="graphic" style:parent-style-name="standard">
      <style:graphic-properties svg:stroke-color="#adc5e7" draw:textarea-horizontal-align="justify" draw:textarea-vertical-align="middle" draw:auto-grow-height="false" fo:min-height="2.509cm" fo:min-width="3.178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adc5e7" draw:textarea-horizontal-align="justify" draw:textarea-vertical-align="middle" draw:auto-grow-height="false" fo:min-height="2.222cm" fo:min-width="2.487cm" fo:wrap-option="no-wrap"/>
    </style:style>
    <style:style style:name="gr8" style:family="graphic" style:parent-style-name="standard">
      <style:graphic-properties draw:fill-color="#666666" draw:textarea-horizontal-align="justify" draw:textarea-vertical-align="middle" draw:auto-grow-height="false" fo:min-height="0.322cm" fo:min-width="1.278cm"/>
    </style:style>
    <style:style style:name="gr9" style:family="graphic" style:parent-style-name="standard">
      <style:graphic-properties draw:fill-color="#666666" draw:textarea-horizontal-align="justify" draw:textarea-vertical-align="middle" draw:auto-grow-height="false" fo:min-height="3.085cm" fo:min-width="0cm"/>
    </style:style>
    <style:style style:name="P1" style:family="paragraph">
      <style:paragraph-properties fo:text-align="center"/>
      <style:text-properties fo:font-weight="bold"/>
    </style:style>
    <style:style style:name="P2" style:family="paragraph">
      <loext:graphic-properties draw:fill-color="#adc5e7"/>
      <style:paragraph-properties fo:text-align="center"/>
      <style:text-properties fo:font-weight="bold"/>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text-properties fo:font-size="20pt" fo:font-weight="bold" style:font-size-asian="20pt" style:font-size-complex="20pt"/>
    </style:style>
    <style:style style:name="P6" style:family="paragraph">
      <loext:graphic-properties draw:fill="none" draw:fill-color="#ffffff"/>
      <style:text-properties fo:font-size="20pt" fo:font-weight="bold" style:font-size-asian="20pt" style:font-size-complex="20pt"/>
    </style:style>
    <style:style style:name="P7" style:family="paragraph">
      <style:text-properties fo:font-size="18pt" fo:font-weight="bold" style:font-size-asian="18pt" style:font-weight-asian="bold" style:font-size-complex="18pt" style:font-weight-complex="bold"/>
    </style:style>
    <style:style style:name="P8" style:family="paragraph">
      <loext:graphic-properties draw:fill="none" draw:fill-color="#ffffff"/>
      <style:text-properties fo:font-size="18pt" fo:font-weight="bold" style:font-size-asian="18pt" style:font-weight-asian="bold" style:font-size-complex="18pt" style:font-weight-complex="bold"/>
    </style:style>
    <style:style style:name="P9" style:family="paragraph">
      <style:text-properties fo:font-weight="bold"/>
    </style:style>
    <style:style style:name="P10" style:family="paragraph">
      <loext:graphic-properties draw:fill="none" draw:fill-color="#ffffff"/>
      <style:text-properties fo:font-size="22pt" fo:font-weight="bold" style:font-size-asian="22pt" style:font-size-complex="22pt"/>
    </style:style>
    <style:style style:name="P11" style:family="paragraph">
      <loext:graphic-properties draw:fill-color="#666666"/>
      <style:paragraph-properties fo:text-align="center"/>
    </style:style>
    <style:style style:name="P12" style:family="paragraph">
      <style:text-properties fo:font-size="20pt" fo:font-weight="bold"/>
    </style:style>
    <style:style style:name="P13" style:family="paragraph">
      <loext:graphic-properties draw:fill="none" draw:fill-color="#ffffff"/>
      <style:text-properties fo:font-size="20pt" fo:font-weight="bold" style:font-size-asian="26pt" style:font-size-complex="26pt"/>
    </style:style>
    <style:style style:name="T1" style:family="text">
      <style:text-properties fo:font-size="20pt" style:font-size-asian="20pt" style:font-size-complex="20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175cm" svg:height="3.556cm" svg:x="1.762cm" svg:y="5.318cm">
          <text:p text:style-name="P1">Data</text:p>
          <text:p text:style-name="P1">Sourc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layer="layout" svg:width="4.572cm" svg:height="3.429cm" svg:x="8.112cm" svg:y="5.318cm">
          <text:p text:style-name="P1">Tensors</text:p>
          <draw:enhanced-geometry svg:viewBox="0 0 21600 21600" draw:text-areas="4230 4230 21600 21600" draw:type="flowchart-internal-storage" draw:enhanced-path="M 0 0 L 21600 0 21600 21600 0 21600 Z N M 4230 0 L 4230 21600 N M 0 4230 L 21600 4230 N"/>
        </draw:custom-shape>
        <draw:frame draw:style-name="gr3" draw:text-style-name="P3" draw:layer="layout" svg:width="2.045cm" svg:height="4.479cm" svg:x="15.084cm" svg:y="10.398cm">
          <draw:image xlink:href="Pictures/10000201000000A300000165BB92811497BA027F.png" xlink:type="simple" xlink:show="embed" xlink:actuate="onLoad">
            <text:p/>
          </draw:image>
        </draw:frame>
        <draw:frame draw:style-name="gr3" draw:text-style-name="P3" draw:layer="layout" svg:width="2.045cm" svg:height="4.479cm" svg:x="17.764cm" svg:y="10.525cm">
          <draw:image xlink:href="Pictures/10000201000000A300000165BB92811497BA027F.png" xlink:type="simple" xlink:show="embed" xlink:actuate="onLoad">
            <text:p/>
          </draw:image>
        </draw:frame>
        <draw:frame draw:style-name="gr3" draw:text-style-name="P3" draw:layer="layout" svg:width="2.045cm" svg:height="4.479cm" svg:x="20.545cm" svg:y="10.398cm">
          <draw:image xlink:href="Pictures/10000201000000A300000165BB92811497BA027F.png" xlink:type="simple" xlink:show="embed" xlink:actuate="onLoad">
            <text:p/>
          </draw:image>
        </draw:frame>
        <draw:path draw:style-name="gr4" draw:text-style-name="P4" draw:layer="layout" svg:width="3.663cm" svg:height="4.293cm" draw:transform="rotate (1.19031454986013) translate (16.2065730805444cm 7.96909051193892cm)" svg:viewBox="0 0 3664 4294" svg:d="M1708 0c562-4 1069 332 1428 741 333 380 307 865 436 1318 150 526 139 1169-210 1622-282 366-762 498-1256 593-709 137-1145-448-1513-842-328-351-454-818-554-1272-113-510 25-1041 328-1442l132-234">
          <text:p/>
        </draw:path>
        <draw:path draw:style-name="gr4" draw:text-style-name="P4" draw:layer="layout" svg:width="0.671cm" svg:height="0cm" draw:transform="rotate (1.5707963267949) translate (16.883cm 8.483cm)" svg:viewBox="0 0 672 0" svg:d="M0 0h462 210">
          <text:p/>
        </draw:path>
        <draw:path draw:style-name="gr4" draw:text-style-name="P4" draw:layer="layout" svg:width="0.639cm" svg:height="0.21cm" draw:transform="rotate (2.76111087665503) translate (17.4768037558614cm 8.048504557605cm)" svg:viewBox="0 0 640 211" svg:d="M0 211l421-78 219-133">
          <text:p/>
        </draw:path>
        <draw:frame draw:style-name="gr5" draw:text-style-name="P6" draw:layer="layout" svg:width="3.249cm" svg:height="1.038cm" svg:x="16.875cm" svg:y="6.455cm">
          <draw:text-box>
            <text:p text:style-name="P5"><text:span text:style-name="T1">Training</text:span></text:p>
          </draw:text-box>
        </draw:frame>
        <draw:frame draw:style-name="gr5" draw:text-style-name="P8" draw:layer="layout" svg:width="8.092cm" svg:height="1.987cm" svg:x="15.224cm" svg:y="15.732cm">
          <draw:text-box>
            <text:p text:style-name="P7"><text:span text:style-name="T2">Trainin</text:span><text:span text:style-name="T2">g on </text:span><text:span text:style-name="T2">multipl</text:span><text:span text:style-name="T2">e </text:span></text:p>
            <text:p text:style-name="P7"><text:span text:style-name="T2">CPU, </text:span><text:span text:style-name="T2">GPU</text:span></text:p>
          </draw:text-box>
        </draw:frame>
        <draw:frame draw:style-name="gr6" draw:text-style-name="P1" draw:layer="layout" svg:width="4.12cm" svg:height="4.089cm" svg:x="23.423cm" svg:y="5.166cm">
          <draw:image xlink:href="Pictures/10009ACC0000149E000014763806B08D0742AC14.svg" xlink:type="simple" xlink:show="embed" xlink:actuate="onLoad">
            <text:p text:style-name="P1">Trained </text:p>
            <text:p text:style-name="P1">Model</text:p>
          </draw:image>
          <draw:image xlink:href="Pictures/10000201000000C7000000C67969F7F268D7A1D3.png" xlink:type="simple" xlink:show="embed" xlink:actuate="onLoad"/>
        </draw:frame>
        <draw:frame draw:style-name="gr6" draw:text-style-name="P1" draw:layer="layout" svg:width="4.051cm" svg:height="4.02cm" svg:x="16.507cm" svg:y="0.917cm">
          <draw:image xlink:href="Pictures/10009BD70000149E00001476E1A5D1EBD93C6198.svg" xlink:type="simple" xlink:show="embed" xlink:actuate="onLoad">
            <text:p text:style-name="P1">Untrained</text:p>
            <text:p text:style-name="P1">Model</text:p>
          </draw:image>
          <draw:image xlink:href="Pictures/10000201000000C7000000C650AFA208F6B3C090.png" xlink:type="simple" xlink:show="embed" xlink:actuate="onLoad"/>
        </draw:frame>
        <draw:frame draw:style-name="gr3" draw:text-style-name="P3" draw:layer="layout" svg:width="2.045cm" svg:height="4.479cm" svg:x="31.975cm" svg:y="10.618cm">
          <draw:image xlink:href="Pictures/10000201000000A300000165BB92811497BA027F.png" xlink:type="simple" xlink:show="embed" xlink:actuate="onLoad">
            <text:p/>
          </draw:image>
        </draw:frame>
        <draw:frame draw:style-name="gr5" draw:text-style-name="P10" draw:layer="layout" svg:width="6.861cm" svg:height="1.119cm" svg:x="29.581cm" svg:y="15.837cm">
          <draw:text-box>
            <text:p text:style-name="P9"><text:span text:style-name="T1">Production</text:span><text:span text:style-name="T3"> Server</text:span></text:p>
          </draw:text-box>
        </draw:frame>
        <draw:custom-shape draw:style-name="gr7" draw:text-style-name="P1" draw:layer="layout" svg:width="4.572cm" svg:height="3.81cm" svg:x="31.353cm" svg:y="1.635cm">
          <text:p text:style-name="P1">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draw:layer="layout" svg:width="2.032cm" svg:height="1.143cm" svg:x="5.572cm" svg:y="6.9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1" draw:layer="layout" svg:width="2.032cm" svg:height="1.143cm" svg:x="12.938cm" svg:y="6.5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1" draw:layer="layout" svg:width="2.032cm" svg:height="1.143cm" svg:x="21.574cm" svg:y="6.8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1" draw:layer="layout" svg:width="2.032cm" svg:height="1.143cm" svg:x="28.559cm" svg:y="6.8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1" draw:layer="layout" svg:width="0.762cm" svg:height="3.81cm" svg:x="32.877cm" svg:y="5.95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3" draw:layer="layout" svg:width="4.655cm" svg:height="2.612cm" svg:x="31.427cm" svg:y="6.769cm">
          <draw:text-box>
            <text:p text:style-name="P12"><text:span text:style-name="T4">Production</text:span></text:p>
            <text:p text:style-name="P12"><text:span text:style-name="T4">(ONNX, </text:span></text:p>
            <text:p text:style-name="P12"><text:span text:style-name="T4">TorchScrip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07T12:46:36.669719194</meta:creation-date>
    <dc:date>2020-09-07T13:32:15.772729948</dc:date>
    <meta:editing-duration>PT35M25S</meta:editing-duration>
    <meta:editing-cycles>8</meta:editing-cycles>
    <meta:generator>LibreOffice/6.0.7.3$Linux_X86_64 LibreOffice_project/00m0$Build-3</meta:generator>
    <meta:document-statistic meta:object-count="21"/>
  </office:meta>
</office:document-meta>
</file>